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ela1.A4" style:family="table-cell">
      <style:table-cell-properties fo:background-color="#cccccc" fo:padding="0.097cm" fo:border="0.0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748a3"/>
    </style:style>
    <style:style style:name="P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 style:list-style-name="podpunkt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weight="bold" officeooo:paragraph-rsid="000748a3" style:font-weight-asian="bold" style:font-weight-complex="bold"/>
    </style:style>
    <style:style style:name="P6" style:family="paragraph" style:parent-style-name="Standard">
      <style:text-properties style:font-name="Liberation Serif" fo:font-size="10pt" fo:font-style="italic" officeooo:paragraph-rsid="000748a3" style:font-size-asian="10pt" style:font-style-asian="italic" style:font-size-complex="10pt" style:font-style-complex="italic"/>
    </style:style>
    <style:style style:name="P7" style:family="paragraph" style:parent-style-name="Standard" style:list-style-name="podpunkty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8" style:family="paragraph" style:parent-style-name="Standard">
      <style:text-properties fo:font-size="11pt" officeooo:paragraph-rsid="000748a3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style="italic" fo:font-weight="bold" officeooo:paragraph-rsid="000748a3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break-before="column"/>
      <style:text-properties fo:font-weight="bold" officeooo:paragraph-rsid="000748a3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499cm" loext:contextual-spacing="false" fo:text-indent="0.199cm" style:auto-text-indent="false" style:page-number="auto" fo:background-color="transparent"/>
      <style:text-properties fo:font-weight="bold" style:font-weight-asian="bold" style:font-weight-complex="bold"/>
    </style:style>
    <style:style style:name="P13" style:family="paragraph" style:parent-style-name="podpunkty" style:list-style-name="podpunkt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podpunkty" style:list-style-name="podpunkty">
      <style:paragraph-properties fo:text-align="start" style:justify-single-word="false"/>
      <style:text-properties style:font-name="Liberation Serif"/>
    </style:style>
    <style:style style:name="P15" style:family="paragraph" style:parent-style-name="podpunkty" style:list-style-name="podpunkty">
      <style:paragraph-properties fo:text-align="start" style:justify-single-word="false"/>
      <style:text-properties style:font-name="Liberation Serif" fo:font-size="10.5pt" style:font-size-asian="10.5pt" style:font-size-complex="10.5pt"/>
    </style:style>
    <style:style style:name="P16" style:family="paragraph" style:parent-style-name="podpunkty" style:list-style-name="podpunkty">
      <style:text-properties style:font-name="Liberation Serif" fo:font-size="10.5pt" style:font-size-asian="10.5pt" style:font-size-complex="10.5pt"/>
    </style:style>
    <style:style style:name="P17" style:family="paragraph" style:parent-style-name="Table_20_Contents" style:list-style-name="podpunkty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xd" style:master-page-name="">
      <loext:graphic-properties draw:fill="none"/>
      <style:paragraph-properties fo:margin-left="1.499cm" fo:margin-right="0cm" fo:margin-top="0.199cm" fo:margin-bottom="0.199cm" loext:contextual-spacing="false" fo:line-height="150%" fo:text-align="start" style:justify-single-word="false" fo:text-indent="-1.401cm" style:auto-text-indent="false" style:page-number="auto" fo:background-color="transparent" style:writing-mode="page">
        <style:tab-stops/>
      </style:paragraph-properties>
    </style:style>
    <style:style style:name="T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92fea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5">Temat</text:span>: <text:span text:style-name="T6">Zadania poezji i role poety. Zinterpretuj i porównaj podane teksty Czesława Miłosza i Ernesta Brylla, uwzględniając wybrane konteksty literackie oraz ukształtowanie artystyczne obu tekstów.</text:span></text:p>
      <text:p text:style-name="Standard"/>
      <text:section text:style-name="Sect1" text:name="Sekcja1">
        <text:p text:style-name="P5">Czesław Miłosz (1911-2004)</text:p>
        <text:p text:style-name="P1"/>
        <text:p text:style-name="P10">Który skrzywdziłeś</text:p>
        <text:p text:style-name="P1"/>
        <text:p text:style-name="P8">Który skrzywdziłeś człowieka prostego</text:p>
        <text:p text:style-name="P8">Śmiechem nad krzywdą jego wybuchając,</text:p>
        <text:p text:style-name="P8">Gromadę błaznów koło siebie mając</text:p>
        <text:p text:style-name="P8">Na pomieszanie dobrego i złego,</text:p>
        <text:p text:style-name="P8">Choćby przed tobą wszyscy się skłonili</text:p>
        <text:p text:style-name="P8">Cnotę i mądrość tobie przypisując,</text:p>
        <text:p text:style-name="P8">Złote medale na twoją cześć kując,</text:p>
        <text:p text:style-name="P8">Radzi że jeszcze jeden dzień przeżyli,</text:p>
        <text:p text:style-name="P8"/>
        <text:p text:style-name="P8">Nie bądź bezpieczny. Poeta pamięta</text:p>
        <text:p text:style-name="P8">Możesz go zabić - narodzi się nowy.</text:p>
        <text:p text:style-name="P8">Spisane będą czyny i rozmowy.</text:p>
        <text:p text:style-name="P8"/>
        <text:p text:style-name="P8">Lepszy dla ciebie byłby świt zimowy</text:p>
        <text:p text:style-name="P8">I sznur i gałąź pod ciężarem zgięta.</text:p>
        <text:p text:style-name="P1"/>
        <text:p text:style-name="P6">Washington D.C., 1950 (Światło dzienne, 1953)</text:p>
        <text:p text:style-name="P1"/>
        <text:p text:style-name="P1"/>
        <text:p text:style-name="P1"/>
        <text:p text:style-name="P11">Ernest Bryll (ur. 1935)</text:p>
        <text:p text:style-name="P1"/>
        <text:p text:style-name="P10">Ten, który…</text:p>
        <text:p text:style-name="P1"/>
        <text:p text:style-name="P8">Ten, który skrzywdził człowieka prostego</text:p>
        <text:p text:style-name="P8">Wynajdzie rymopisów, co wszystko wymażą</text:p>
        <text:p text:style-name="P8">i historyka w dowodach zręcznego</text:p>
        <text:p text:style-name="P8">Który wyrzeźbi dzieje z tak dostojną twarzą</text:p>
        <text:p text:style-name="P8">Jak nigdy w dziejach nie bywało.</text:p>
        <text:p text:style-name="P8">Ten, który zbrodnię czynił - byle wszystko cało</text:p>
        <text:p text:style-name="P8">Znajdzie w ciemności wieków swoją sprawiedliwość</text:p>
        <text:p text:style-name="P8">Chociaż siał burze, słodkie zbierze ziarno.</text:p>
        <text:p text:style-name="P8"/>
        <text:p text:style-name="P8">Takie jest doświadczenie. A my byśmy chcieli</text:p>
        <text:p text:style-name="P8">Aby się słowa poety lękano</text:p>
        <text:p text:style-name="P8">By imperatorowie w pomiętej pościeli</text:p>
        <text:p text:style-name="P8">Pocili się, myśleli - co o nich pisano</text:p>
        <text:p text:style-name="P8"/>
        <text:p text:style-name="P8">Takie jest doświadczenie, które zawsze znano</text:p>
        <text:p text:style-name="P8">I zawsze przeciw głupi poeci lecieli.</text:p>
        <text:p text:style-name="P8"/>
        <text:p text:style-name="P1"><text:span text:style-name="T8">Zwierzątko, 197</text:span><text:span text:style-name="T9">5</text:span></text:p>
      </text:section>
      <text:p text:style-name="P12">I. Rozwinięcie tematu (22 pkt)</text:p>
      <table:table table:name="Tabela1" table:style-name="Tabela1" table:template-name="podpunkty">
        <table:table-column table:style-name="Tabela1.A" table:number-columns-repeated="2"/>
        <table:table-row>
          <table:table-cell table:style-name="Tabela1.A1" office:value-type="string">
            <text:p text:style-name="P2">Miłosz, <text:span text:style-name="T4">Który skrzywdziłeś</text:span></text:p>
          </table:table-cell>
          <table:table-cell table:style-name="Tabela1.B1" office:value-type="string">
            <text:p text:style-name="P2">Bryll, <text:span text:style-name="T4">Ten, który</text:span>…</text:p>
          </table:table-cell>
        </table:table-row>
        <table:table-row table:style-name="Tabela1.2">
          <table:table-cell table:style-name="Tabela1.A2" table:number-columns-spanned="2" office:value-type="string">
            <text:p text:style-name="P9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489884019" text:style-name="podpunkty">
              <text:list-item>
                <text:p text:style-name="P3">pewny własnej wartości roli poeta;</text:p>
              </text:list-item>
              <text:list-item>
                <text:p text:style-name="P13"><text:span text:style-name="T2">obserwator i krytyk piętnujący zło;</text:span></text:p>
              </text:list-item>
              <text:list-item>
                <text:p text:style-name="P3">osoba zaangażowana;</text:p>
              </text:list-item>
            </text:list>
          </table:table-cell>
          <table:table-cell table:style-name="Tabela1.A3" office:value-type="string">
            <text:list xml:id="list583875641" text:style-name="podpunkty">
              <text:list-item>
                <text:p text:style-name="P3">racjonalista odrzucający idealizowanie rzeczywistości;</text:p>
              </text:list-item>
              <text:list-item>
                <text:p text:style-name="P16">ironiczny, sarkastyczny krytyk;</text:p>
              </text:list-item>
              <text:list-item>
                <text:p text:style-name="P3">osoba zachowująca dystans;</text:p>
              </text:list-item>
            </text:list>
          </table:table-cell>
        </table:table-row>
        <table:table-row>
          <table:table-cell table:style-name="Tabela1.A4" office:value-type="string">
            <text:p text:style-name="P4">Adresat liryczny</text:p>
          </table:table-cell>
          <table:table-cell table:style-name="Tabela1.A4" office:value-type="string">
            <text:list xml:id="list103518678780417" text:continue-numbering="true" text:style-name="podpunkty">
              <text:list-header>
                <text:p text:style-name="P17"/>
              </text:list-header>
            </text:list>
          </table:table-cell>
        </table:table-row>
        <table:table-row table:style-name="Tabela1.2">
          <table:table-cell table:style-name="Tabela1.A3" office:value-type="string">
            <text:list xml:id="list103519026544621" text:continue-numbering="true" text:style-name="podpunkty">
              <text:list-item>
                <text:p text:style-name="P7"><text:span text:style-name="T2">człowiek lekceważący człowieka i normy moralne;</text:span></text:p>
              </text:list-item>
              <text:list-item>
                <text:p text:style-name="P7"><text:span text:style-name="T2">tyran, zadufany w sobie, pyszny i dumny władca;</text:span></text:p>
              </text:list-item>
            </text:list>
          </table:table-cell>
          <table:table-cell table:style-name="Tabela1.A3" office:value-type="string">
            <text:list xml:id="list103518690860560" text:continue-numbering="true" text:style-name="podpunkty">
              <text:list-item>
                <text:p text:style-name="P3">retoryczne "my", czyli "wy" - podm. zdystansowany!</text:p>
              </text:list-item>
              <text:list-item>
                <text:p text:style-name="P3">ludzie naiwni, wierzący w ideały i sprawiedliwość;</text:p>
              </text:list-item>
            </text:list>
          </table:table-cell>
        </table:table-row>
        <table:table-row>
          <table:table-cell table:style-name="Tabela1.A4" office:value-type="string">
            <text:p text:style-name="P4">Władca i społeczeństwo</text:p>
          </table:table-cell>
          <table:table-cell table:style-name="Tabela1.A4" office:value-type="string">
            <text:list xml:id="list103520521760195" text:continue-numbering="true" text:style-name="podpunkty">
              <text:list-header>
                <text:p text:style-name="P17"/>
              </text:list-header>
            </text:list>
          </table:table-cell>
        </table:table-row>
        <table:table-row table:style-name="Tabela1.2">
          <table:table-cell table:style-name="Tabela1.A7" office:value-type="string">
            <text:list xml:id="list103519403558425" text:continue-numbering="true" text:style-name="podpunkty">
              <text:list-item>
                <text:p text:style-name="P15"><text:span text:style-name="T2">spersonalizowany (2 os. lp.) - wzmocnienie groźby;</text:span></text:p>
              </text:list-item>
              <text:list-item>
                <text:p text:style-name="P15"><text:span text:style-name="T2">strachem podporządkowuje sobie innych;</text:span></text:p>
              </text:list-item>
              <text:list-item>
                <text:p text:style-name="P14"><text:span text:style-name="T3">poddańczo wychwalany i idealizowany</text:span><text:span text:style-name="T1">;</text:span></text:p>
              </text:list-item>
            </text:list>
          </table:table-cell>
          <table:table-cell table:style-name="Tabela1.A3" office:value-type="string">
            <text:list xml:id="list103519312058105" text:continue-numbering="true" text:style-name="podpunkty">
              <text:list-item>
                <text:p text:style-name="P3">uprzedmiotowiony (3 os.) - niedosięgły; cyniczny i szyderczy manipulator; gardzi człowiekiem i prawdą;</text:p>
              </text:list-item>
              <text:list-item>
                <text:p text:style-name="P3">żąda poklasku, w praktyce triumfuje; pociąga za sobą ludzi (atrakcyjność zła)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punkty" style:family="paragraph" style:parent-style-name="Standard"/>
    <style:style style:name="xd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writing-mode="page"/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punkty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podpunkty.1" style:family="table-cell">
      <style:table-cell-properties fo:border-left="0.06pt solid #000000" fo:border-right="0.06pt solid #000000" fo:border-top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3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Tahoma" style:font-family-asian="Tahoma" style:font-name-complex="Mangal" style:font-family-complex="Mangal"/>
    </style:style>
    <style:style style:name="podpunkty.4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Tahoma" style:font-family-asian="Tahoma" style:font-name-complex="Mangal" style:font-family-complex="Mangal"/>
    </style:style>
    <style:style style:name="podpunkty.5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Tahoma" style:font-family-asian="Tahoma" style:font-name-complex="Mangal" style:font-family-complex="Mangal"/>
    </style:style>
    <style:style style:name="podpunkty.6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7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Tahoma" style:font-family-asian="Tahoma" style:font-name-complex="Mangal" style:font-family-complex="Mangal"/>
    </style:style>
    <style:style style:name="podpunkty.8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9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0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1" style:family="table-cell">
      <style:table-cell-properties fo:border-left="0.06pt solid #000000" fo:border-top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2" style:family="table-cell">
      <style:table-cell-properties fo:border-left="0.06pt solid #000000" fo:border-right="0.06pt solid #000000" fo:border-top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3" style:family="table-cell">
      <style:table-cell-properties fo:border-left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4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5" style:family="table-cell">
      <style:table-cell-properties fo:border-left="0.06pt solid #000000" fo:border-right="0.06pt solid #000000" fo:border-top="0.06pt solid #000000"/>
      <style:text-properties style:use-window-font-color="true" style:font-name-asian="Tahoma" style:font-family-asian="Tahoma" style:font-name-complex="Mangal" style:font-family-complex="Mangal"/>
    </style:style>
    <style:style style:name="podpunkty.16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name-asian="Tahoma" style:font-family-asian="Tahoma" style:font-name-complex="Mangal" style:font-family-complex="Mangal"/>
    </style:style>
    <table:table-template table:name="podpunkty" table:first-row-end-column="row" table:first-row-start-column="row" table:last-row-end-column="row" table:last-row-start-column="row">
      <table:first-row table:style-name="podpunkty.1"/>
      <table:last-row table:style-name="podpunkty.2"/>
      <table:first-column table:style-name="podpunkty.3"/>
      <table:last-column table:style-name="podpunkty.4"/>
      <table:body table:style-name="podpunkty.9"/>
      <table:even-rows table:style-name="podpunkty.5"/>
      <table:odd-rows table:style-name="podpunkty.6"/>
      <table:even-columns table:style-name="podpunkty.7"/>
      <table:odd-columns table:style-name="podpunkty.8"/>
      <table:background table:style-name="podpunkty.10"/>
      <loext:first-row-even-column table:style-name="podpunkty.15"/>
      <loext:last-row-even-column table:style-name="podpunkty.16"/>
      <loext:first-row-end-column table:style-name="podpunkty.12"/>
      <loext:first-row-start-column table:style-name="podpunkty.11"/>
      <loext:last-row-end-column table:style-name="podpunkty.14"/>
      <loext:last-row-start-column table:style-name="podpunkty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59.308616104</meta:creation-date>
    <dc:date>2017-10-30T10:35:18.577767953</dc:date>
    <meta:editing-duration>PT5M16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1" meta:paragraph-count="57" meta:word-count="326" meta:character-count="2187" meta:non-whitespace-character-count="1933"/>
  </office:meta>
</office:document-meta>
</file>